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1388in" fo:line-height="115%"/>
      <style:text-properties style:font-name="Calibri" style:font-name-complex="Calibri" fo:language="nl" fo:country="NL"/>
    </style:style>
    <style:style style:name="P2"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3" style:parent-style-name="Normal" style:family="paragraph">
      <style:paragraph-properties fo:widows="0" fo:orphans="0" style:text-autospace="none" fo:margin-bottom="0.1388in" fo:line-height="115%"/>
      <style:text-properties style:font-name="Calibri" style:font-name-complex="Calibri" fo:language="en"/>
    </style:style>
    <style:style style:name="P4"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5"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6"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7"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8"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9" style:parent-style-name="Normal" style:family="paragraph">
      <style:paragraph-properties fo:widows="0" fo:orphans="0" style:text-autospace="none" fo:margin-bottom="0.1388in" fo:line-height="115%"/>
    </style:style>
    <style:style style:name="T10" style:parent-style-name="DefaultParagraphFont" style:family="text">
      <style:text-properties style:font-name="Calibri" style:font-name-complex="Calibri" fo:language="nl" fo:country="NL"/>
    </style:style>
    <style:style style:name="T11" style:parent-style-name="DefaultParagraphFont" style:family="text">
      <style:text-properties style:font-name="Calibri" style:font-name-complex="Calibri" fo:language="nl" fo:country="NL"/>
    </style:style>
    <style:style style:name="T12" style:parent-style-name="DefaultParagraphFont" style:family="text">
      <style:text-properties style:font-name="Calibri" style:font-name-complex="Calibri" fo:font-weight="bold" style:font-weight-asian="bold" style:font-weight-complex="bold" fo:language="nl" fo:country="NL"/>
    </style:style>
    <style:style style:name="P13" style:parent-style-name="Normal" style:family="paragraph">
      <style:paragraph-properties fo:widows="0" fo:orphans="0" style:text-autospace="none" fo:margin-bottom="0.1388in" fo:line-height="115%"/>
    </style:style>
    <style:style style:name="T14" style:parent-style-name="DefaultParagraphFont" style:family="text">
      <style:text-properties style:font-name="Calibri" style:font-name-complex="Calibri" fo:language="nl" fo:country="NL"/>
    </style:style>
    <style:style style:name="T15" style:parent-style-name="DefaultParagraphFont" style:family="text">
      <style:text-properties style:font-name="Calibri" style:font-name-complex="Calibri" fo:language="nl" fo:country="NL"/>
    </style:style>
    <style:style style:name="T16" style:parent-style-name="DefaultParagraphFont" style:family="text">
      <style:text-properties style:font-name="Calibri" style:font-name-complex="Calibri" fo:language="nl" fo:country="NL"/>
    </style:style>
    <style:style style:name="T17" style:parent-style-name="DefaultParagraphFont" style:family="text">
      <style:text-properties style:font-name="Calibri" style:font-name-complex="Calibri" fo:font-weight="bold" style:font-weight-asian="bold" style:font-weight-complex="bold" fo:language="nl" fo:country="NL"/>
    </style:style>
    <style:style style:name="P18" style:parent-style-name="Normal" style:family="paragraph">
      <style:paragraph-properties fo:widows="0" fo:orphans="0" style:text-autospace="none" fo:margin-bottom="0.1388in" fo:line-height="115%"/>
    </style:style>
    <style:style style:name="T19" style:parent-style-name="DefaultParagraphFont" style:family="text">
      <style:text-properties style:font-name="Calibri" style:font-name-complex="Calibri" fo:language="nl" fo:country="NL"/>
    </style:style>
    <style:style style:name="T20" style:parent-style-name="DefaultParagraphFont" style:family="text">
      <style:text-properties style:font-name="Calibri" style:font-name-complex="Calibri" fo:font-weight="bold" style:font-weight-asian="bold" style:font-weight-complex="bold" fo:language="nl" fo:country="NL"/>
    </style:style>
    <style:style style:name="T21" style:parent-style-name="DefaultParagraphFont" style:family="text">
      <style:text-properties style:font-name="Calibri" style:font-name-complex="Calibri" fo:font-weight="bold" style:font-weight-asian="bold" style:font-weight-complex="bold" fo:language="nl" fo:country="NL"/>
    </style:style>
    <style:style style:name="P22" style:parent-style-name="Normal" style:family="paragraph">
      <style:paragraph-properties fo:widows="0" fo:orphans="0" style:text-autospace="none" fo:margin-bottom="0.1388in" fo:line-height="115%"/>
      <style:text-properties style:font-name="Calibri" style:font-name-complex="Calibri"/>
    </style:style>
    <style:style style:name="P23" style:parent-style-name="Normal" style:family="paragraph">
      <style:paragraph-properties fo:widows="0" fo:orphans="0" style:text-autospace="none" fo:margin-bottom="0.1388in" fo:line-height="115%"/>
      <style:text-properties style:font-name="Calibri" style:font-name-complex="Calibri"/>
    </style:style>
    <style:style style:name="P24" style:parent-style-name="Normal" style:family="paragraph">
      <style:paragraph-properties fo:widows="0" fo:orphans="0" style:text-autospace="none" fo:margin-bottom="0.1388in" fo:line-height="115%"/>
      <style:text-properties style:font-name="Calibri" style:font-name-complex="Calibri"/>
    </style:style>
    <style:style style:name="P25" style:parent-style-name="Normal" style:family="paragraph">
      <style:paragraph-properties fo:widows="0" fo:orphans="0" style:text-autospace="none" fo:margin-bottom="0.1388in" fo:line-height="115%"/>
      <style:text-properties style:font-name="Calibri" style:font-name-complex="Calibri"/>
    </style:style>
    <style:style style:name="P26" style:parent-style-name="Normal" style:family="paragraph">
      <style:paragraph-properties fo:widows="0" fo:orphans="0" style:text-autospace="none" fo:margin-bottom="0.1388in" fo:line-height="115%"/>
      <style:text-properties style:font-name="Calibri" style:font-name-complex="Calibri"/>
    </style:style>
    <style:style style:name="P27"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28" style:parent-style-name="Normal" style:family="paragraph">
      <style:paragraph-properties fo:widows="0" fo:orphans="0" style:text-autospace="none" fo:margin-bottom="0.1388in" fo:line-height="115%"/>
    </style:style>
    <style:style style:name="T29" style:parent-style-name="DefaultParagraphFont" style:family="text">
      <style:text-properties style:font-name="Calibri" style:font-name-complex="Calibri" fo:language="nl" fo:country="NL"/>
    </style:style>
    <style:style style:name="T30" style:parent-style-name="DefaultParagraphFont" style:family="text">
      <style:text-properties style:font-name="Calibri" style:font-name-complex="Calibri" fo:language="nl" fo:country="NL"/>
    </style:style>
    <style:style style:name="T31" style:parent-style-name="DefaultParagraphFont" style:family="text">
      <style:text-properties style:font-name="Calibri" style:font-name-complex="Calibri" fo:language="nl" fo:country="NL"/>
    </style:style>
    <style:style style:name="T32" style:parent-style-name="DefaultParagraphFont" style:family="text">
      <style:text-properties style:font-name="Calibri" style:font-name-complex="Calibri" fo:language="nl" fo:country="NL"/>
    </style:style>
    <style:style style:name="T33" style:parent-style-name="DefaultParagraphFont" style:family="text">
      <style:text-properties style:font-name="Calibri" style:font-name-complex="Calibri" fo:language="nl" fo:country="NL"/>
    </style:style>
    <style:style style:name="P34" style:parent-style-name="Normal" style:family="paragraph">
      <style:paragraph-properties fo:widows="0" fo:orphans="0" style:text-autospace="none" fo:margin-bottom="0.1388in" fo:line-height="115%"/>
    </style:style>
    <style:style style:name="T35" style:parent-style-name="DefaultParagraphFont" style:family="text">
      <style:text-properties style:font-name="Calibri" style:font-name-complex="Calibri" fo:language="nl" fo:country="NL"/>
    </style:style>
    <style:style style:name="T36" style:parent-style-name="DefaultParagraphFont" style:family="text">
      <style:text-properties style:font-name="Calibri" style:font-name-complex="Calibri" fo:font-weight="bold" style:font-weight-asian="bold" style:font-weight-complex="bold" fo:language="nl" fo:country="NL"/>
    </style:style>
    <style:style style:name="T37" style:parent-style-name="DefaultParagraphFont" style:family="text">
      <style:text-properties style:font-name="Calibri" style:font-name-complex="Calibri" fo:language="nl" fo:country="NL"/>
    </style:style>
    <style:style style:name="T38" style:parent-style-name="DefaultParagraphFont" style:family="text">
      <style:text-properties style:font-name="Calibri" style:font-name-complex="Calibri" fo:language="nl" fo:country="NL"/>
    </style:style>
    <style:style style:name="P39"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40"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41" style:parent-style-name="Normal" style:family="paragraph">
      <style:paragraph-properties fo:widows="0" fo:orphans="0" style:text-autospace="none" fo:margin-bottom="0.1388in" fo:line-height="115%"/>
    </style:style>
    <style:style style:name="T42" style:parent-style-name="DefaultParagraphFont" style:family="text">
      <style:text-properties style:font-name="Calibri" style:font-name-complex="Calibri" fo:font-weight="bold" style:font-weight-asian="bold" style:font-weight-complex="bold" fo:language="nl" fo:country="NL"/>
    </style:style>
    <style:style style:name="T43" style:parent-style-name="DefaultParagraphFont" style:family="text">
      <style:text-properties style:font-name="Calibri" style:font-name-complex="Calibri" fo:font-weight="bold" style:font-weight-asian="bold" style:font-weight-complex="bold" fo:language="nl" fo:country="NL"/>
    </style:style>
    <style:style style:name="T44" style:parent-style-name="DefaultParagraphFont" style:family="text">
      <style:text-properties style:font-name="Calibri" style:font-name-complex="Calibri" fo:language="nl" fo:country="NL"/>
    </style:style>
    <style:style style:name="T45" style:parent-style-name="DefaultParagraphFont" style:family="text">
      <style:text-properties style:font-name="Calibri" style:font-name-complex="Calibri" fo:language="nl" fo:country="NL"/>
    </style:style>
    <style:style style:name="T46" style:parent-style-name="DefaultParagraphFont" style:family="text">
      <style:text-properties style:font-name="Calibri" style:font-name-complex="Calibri" fo:language="nl" fo:country="NL"/>
    </style:style>
    <style:style style:name="T47" style:parent-style-name="DefaultParagraphFont" style:family="text">
      <style:text-properties style:font-name="Calibri" style:font-name-complex="Calibri" fo:language="nl" fo:country="NL"/>
    </style:style>
    <style:style style:name="P48" style:parent-style-name="Normal" style:family="paragraph">
      <style:paragraph-properties fo:widows="0" fo:orphans="0" style:text-autospace="none" fo:margin-bottom="0.1388in" fo:line-height="115%"/>
    </style:style>
    <style:style style:name="T49" style:parent-style-name="DefaultParagraphFont" style:family="text">
      <style:text-properties style:font-name="Calibri" style:font-name-complex="Calibri" fo:font-weight="bold" style:font-weight-asian="bold" style:font-weight-complex="bold" fo:language="nl" fo:country="NL"/>
    </style:style>
    <style:style style:name="T50" style:parent-style-name="DefaultParagraphFont" style:family="text">
      <style:text-properties style:font-name="Calibri" style:font-name-complex="Calibri" fo:font-weight="bold" style:font-weight-asian="bold" style:font-weight-complex="bold" fo:language="nl" fo:country="NL"/>
    </style:style>
    <style:style style:name="T51" style:parent-style-name="DefaultParagraphFont" style:family="text">
      <style:text-properties style:font-name="Calibri" style:font-name-complex="Calibri" fo:font-weight="bold" style:font-weight-asian="bold" style:font-weight-complex="bold" fo:language="nl" fo:country="NL"/>
    </style:style>
    <style:style style:name="T52" style:parent-style-name="DefaultParagraphFont" style:family="text">
      <style:text-properties style:font-name="Calibri" style:font-name-complex="Calibri" fo:language="nl" fo:country="NL"/>
    </style:style>
    <style:style style:name="T53" style:parent-style-name="DefaultParagraphFont" style:family="text">
      <style:text-properties style:font-name="Calibri" style:font-name-complex="Calibri" fo:language="nl" fo:country="NL"/>
    </style:style>
    <style:style style:name="T54" style:parent-style-name="DefaultParagraphFont" style:family="text">
      <style:text-properties style:font-name="Calibri" style:font-name-complex="Calibri" fo:language="nl" fo:country="NL"/>
    </style:style>
    <style:style style:name="P55" style:parent-style-name="Normal" style:family="paragraph">
      <style:paragraph-properties fo:widows="0" fo:orphans="0" style:text-autospace="none" fo:margin-bottom="0.1388in" fo:line-height="115%"/>
    </style:style>
    <style:style style:name="T56" style:parent-style-name="DefaultParagraphFont" style:family="text">
      <style:text-properties style:font-name="Calibri" style:font-name-complex="Calibri" fo:font-weight="bold" style:font-weight-asian="bold" style:font-weight-complex="bold" fo:language="nl" fo:country="NL"/>
    </style:style>
    <style:style style:name="T57" style:parent-style-name="DefaultParagraphFont" style:family="text">
      <style:text-properties style:font-name="Calibri" style:font-name-complex="Calibri" fo:font-weight="bold" style:font-weight-asian="bold" style:font-weight-complex="bold" fo:language="nl" fo:country="NL"/>
    </style:style>
    <style:style style:name="T58" style:parent-style-name="DefaultParagraphFont" style:family="text">
      <style:text-properties style:font-name="Calibri" style:font-name-complex="Calibri" fo:language="nl" fo:country="NL"/>
    </style:style>
    <style:style style:name="P59" style:parent-style-name="Normal" style:family="paragraph">
      <style:paragraph-properties fo:widows="0" fo:orphans="0" style:text-autospace="none" fo:margin-bottom="0.1388in" fo:line-height="115%"/>
    </style:style>
    <style:style style:name="T60" style:parent-style-name="DefaultParagraphFont" style:family="text">
      <style:text-properties style:font-name="Calibri" style:font-name-complex="Calibri" fo:font-weight="bold" style:font-weight-asian="bold" style:font-weight-complex="bold" fo:language="nl" fo:country="NL"/>
    </style:style>
    <style:style style:name="T61" style:parent-style-name="DefaultParagraphFont" style:family="text">
      <style:text-properties style:font-name="Calibri" style:font-name-complex="Calibri" fo:font-weight="bold" style:font-weight-asian="bold" style:font-weight-complex="bold" fo:language="nl" fo:country="NL"/>
    </style:style>
    <style:style style:name="T62" style:parent-style-name="DefaultParagraphFont" style:family="text">
      <style:text-properties style:font-name="Calibri" style:font-name-complex="Calibri" fo:language="nl" fo:country="NL"/>
    </style:style>
    <style:style style:name="P63" style:parent-style-name="Normal" style:family="paragraph">
      <style:paragraph-properties fo:widows="0" fo:orphans="0" style:text-autospace="none" fo:margin-bottom="0.1388in" fo:line-height="115%"/>
    </style:style>
    <style:style style:name="T64" style:parent-style-name="DefaultParagraphFont" style:family="text">
      <style:text-properties style:font-name="Calibri" style:font-name-complex="Calibri" fo:language="nl" fo:country="NL"/>
    </style:style>
    <style:style style:name="T65" style:parent-style-name="DefaultParagraphFont" style:family="text">
      <style:text-properties style:font-name="Calibri" style:font-name-complex="Calibri"/>
    </style:style>
    <style:style style:name="T66" style:parent-style-name="DefaultParagraphFont" style:family="text">
      <style:text-properties style:font-name="Calibri" style:font-name-complex="Calibri"/>
    </style:style>
    <style:style style:name="P67"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68"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69"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70"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71"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72" style:parent-style-name="Normal" style:family="paragraph">
      <style:paragraph-properties fo:widows="0" fo:orphans="0" style:text-autospace="none" fo:margin-bottom="0.1388in" fo:line-height="115%"/>
      <style:text-properties style:font-name="Calibri" style:font-name-complex="Calibri" fo:language="nl" fo:country="NL"/>
    </style:style>
    <style:style style:name="P73" style:parent-style-name="Normal" style:family="paragraph">
      <style:paragraph-properties fo:widows="0" fo:orphans="0" style:text-autospace="none" fo:margin-bottom="0.1388in" fo:line-height="115%"/>
    </style:style>
    <style:style style:name="T74" style:parent-style-name="DefaultParagraphFont" style:family="text">
      <style:text-properties style:font-name="Calibri" style:font-name-complex="Calibri" fo:language="nl" fo:country="NL"/>
    </style:style>
    <style:style style:name="T75" style:parent-style-name="DefaultParagraphFont" style:family="text">
      <style:text-properties style:font-name="Calibri" style:font-name-complex="Calibri" fo:language="nl" fo:country="NL"/>
    </style:style>
    <style:style style:name="T76" style:parent-style-name="DefaultParagraphFont" style:family="text">
      <style:text-properties style:font-name="Segoe UI Emoji" style:font-name-asian="Segoe UI Emoji" style:font-name-complex="Segoe UI Emoji" fo:language="nl" fo:country="NL"/>
    </style:style>
    <style:style style:name="P77" style:parent-style-name="Normal" style:family="paragraph">
      <style:paragraph-properties fo:widows="0" fo:orphans="0" style:text-autospace="none" fo:margin-bottom="0.1388in" fo:line-height="115%"/>
      <style:text-properties style:font-name="Segoe UI Emoji" style:font-name-asian="Segoe UI Emoji" style:font-name-complex="Segoe UI Emoji" fo:language="nl" fo:country="NL"/>
    </style:style>
    <style:style style:name="P78" style:parent-style-name="Normal" style:family="paragraph">
      <style:paragraph-properties fo:widows="0" fo:orphans="0" style:text-autospace="none" fo:margin-bottom="0.1388in" fo:line-height="115%"/>
    </style:style>
    <style:style style:name="T79" style:parent-style-name="DefaultParagraphFont" style:family="text">
      <style:text-properties style:font-name="Segoe UI Emoji" style:font-name-asian="Segoe UI Emoji" style:font-name-complex="Segoe UI Emoji" fo:language="nl" fo:country="NL"/>
    </style:style>
  </office:automatic-styles>
  <office:body>
    <office:text text:use-soft-page-breaks="true">
      <text:p text:style-name="P1">1. Geweldloze communicatie is een manier om met elkaar te praten, luisteren en je empatisch uiten. De voordelen van geweldloze communicatie zijn als volgt. Het geeft structuur aan een gesprek, zet zorgt er voor dat een gesprek respectvol verloopt en het is<text:s/>makkelijker om moeilijke onderwerpen te bespreken.</text:p>
      <text:p text:style-name="P2">2. Scrum is een werkwijze waarmee je ingewikkelde development projecten kan op splitsen naar allerlei features. Deze features worden opgeleverd door de product owner, en worden aan het begin van iedere sprint uitgekozen voor de aankomende sprint. Als je met je team de user stories hebt uitgekozen dan moet je ze gaan time boxen. (de tijd die je denkt dat een user story gaat in nemen) Dit doe je met 1. een punten systeem (i.e. een kleine user story is 1 punt waard en een super grote user story is 5 punten waard.) of 2. met t-shirt maten. (wederom, S = klein, XXL = groot) Het is zaak dat na iedere sprint alle features potentially shipable features zijn en dat je in theorie de website live kan zetten. Dit betekent dus dat de uitgekozen features af moeten zijn. Nadat de userstories zijn getimeboxed moet je ze in kleine stukken verdelen. (todos) Tijdens de sprint zal je werken aan de todos. Ergens op de dag heb je een daily scrum meeting, dit is een meeting waar de 3 vragen beantwoord worden. (1. wat heb je gisteren gedaan? 2. wat ga je vandaag doen? 3. Is er iets wat je huidige taak hinderd?) Na de sprint heb je altijd een sprint retrospective. Dit is om te kijken wat er fout is gegaan in de afgelopen sprint. Hierbij geef je feedback over wat volgens jou beter kan<text:s/>en ook wat er al goed ging in de sprint. Na de sprint retrospective begin je aan een nieuwe sprint, en selecteer je nieuwe user stories, en begint het hele verhaal opnieuw.</text:p>
      <text:p text:style-name="P3">3. Product backlog, sprint backlog, todo, doing, (mogelijk ook "ready,") done</text:p>
      <text:p text:style-name="P4">4. INVEST is een blueprint voor user stories en legt de waarde vast die een user story moet hebben. De waardes zijn Independent, Negotiable, Valuable. Estimable. Small, Testable.</text:p>
      <text:p text:style-name="P5">5. SMART is een lijst van criterea voor het creeren van sprint goals. SMART staat<text:s/>voor Specific, Measurable, Achievable, Relevant, Time bound.</text:p>
      <text:p text:style-name="P6">6. "Als ... wil ik ... zodat ..." Als je een user story deze blueprint laat volgen dan is het duidelijk wat waarvoor een feature is. (Dus voor wie het is, wat de feature moet doen, en waarvoor het slim is om te maken.) Een slecht geschreven user story kan erg verwarrend zijn en verwarring veroorzaken. (wat dus tijd kost)</text:p>
      <text:p text:style-name="P7">7. DDoS staat voor Digital Denial of Service attack. Dit betekent dat er een aanval word gepleegd op een diginale service. (Vaak<text:s/>websites of soms game servers.) De manier waarop deze DDoS aanvallen werken is als volgt. Een grote groep computers vragen allemaal tegelijk, een paar honderd of duizend keer per seconde de zelfde website op of vragen allemaal een connectie aan de server.<text:s/>Dit kan een server niet aan waardoor de service uit valt.</text:p>
      <text:p text:style-name="P8">8. UTF8 is een encoding method wat ervoor zorgt dat je alle karacters die bestaan kan gebruiken in een website en het maakt de bestanden kleiner door compressie.</text:p>
      <text:p text:style-name="P9"><text:span text:style-name="T10">9. Als koper wil ik de specificatie</text:span><text:span text:style-name="T11">s van een product kunnen bekijken, zodat ik weet wat ik ga kopen.<text:s/></text:span><text:span text:style-name="T12">Goed</text:span></text:p>
      <text:p text:style-name="P13"><text:span text:style-name="T14">Als aanstaande koper wil ik weten of de website gekeurd is, zodat ik kan kijken of de website<text:s/></text:span><text:soft-page-break/><text:span text:style-name="T15">betrouwbaar is</text:span><text:span text:style-name="T16"><text:s/></text:span><text:span text:style-name="T17">Niet specifiek genoeg</text:span></text:p>
      <text:p text:style-name="P18"><text:span text:style-name="T19">Als koper wil ik weten wat anderen van het product vinden, zodat ik mijn mening op dat van een ander kan baseren.<text:s/></text:span><text:span text:style-name="T20">niet specif</text:span><text:span text:style-name="T21">iek genoeg</text:span></text:p>
      <text:p text:style-name="P22">10. Life sucks<text:line-break/>These are tribes whose members are despairingly hostile—they may create scandals, steal from the company, or even threaten violence.</text:p>
      <text:p text:style-name="P23">my life sucks<text:line-break/>The dominant culture for 25% of workplace tribes, this stage includes members who are passively antagonistic, sarcastic, and resistant to new management initiatives.</text:p>
      <text:p text:style-name="P24">i am great but you are not<text:line-break/>49% of workplace tribes are in this stage, filled with knowledge hoarders who want to outwork and outthink their competitors on an individual basis. Each employee is a lone warrior.</text:p>
      <text:p text:style-name="P25">We're great<text:line-break/>The transition from “I’m great” to “we’re great” comes in this stage where the tribe members are excited to work together for the benefit of the entire company.</text:p>
      <text:p text:style-name="P26">life is great<text:line-break/>Less than 2% of workplace tribal<text:s/>culture is in this stage—where members who have made substantial innovations seek to use their potential to make a global impact.</text:p>
      <text:p text:style-name="P27">11. ja</text:p>
      <text:p text:style-name="P28"><text:span text:style-name="T29">12.<text:s/></text:span><text:a xlink:href="https://en.wikipedia.org/wiki/Substitution-permutation_network" office:target-frame-name="_top" xlink:show="replace"><text:span text:style-name="T30">https://en.wikipedia.org/wiki/Substitution</text:span><text:span text:style-name="T31">-permutation_network</text:span></text:a><text:span text:style-name="T32"><text:line-break/>In het</text:span><text:span text:style-name="T33"><text:s/>kort beschrijft het hoe een serie gelinkte rekenkundige bewerkingen worden gebruikt in cryptografie. Met een SP netwerk ga je van plaintext met een key naar encrypted tekst.</text:span></text:p>
      <text:p text:style-name="P34"><text:span text:style-name="T35">14. waterval is niet fijn want dan maak je eerst<text:s/></text:span><text:span text:style-name="T36">alle</text:span><text:span text:style-name="T37"><text:s/>documentatie voordat je gaat programmeren, waardoor het vast staat wat je gaat doen en als er een verandering moet zijn dan moet je weer op nieuw beginnen met de documentatie. Al</text:span><text:span text:style-name="T38">s je scrum gebruikt dan maak je features en de specifieke documentatie die daar bij hoort, waardoor je niet vast staat in wat je gaat doen.</text:span></text:p>
      <text:p text:style-name="P39">15.</text:p>
      <text:p text:style-name="P40">Deze SWOT maak ik vanuit mijn perspectief.</text:p>
      <text:p text:style-name="P41"><text:span text:style-name="T42">Strengths<text:s/></text:span><text:span text:style-name="T43"><text:line-break/></text:span><text:span text:style-name="T44">lange tijd om toets te maken</text:span><text:span text:style-name="T45"><text:line-break/>Realistisch omdat je internet mag gebruiken, dat doe je anders ook gewoo</text:span><text:span text:style-name="T46">n.</text:span><text:span text:style-name="T47"><text:line-break/>Om de vragen in te vullen wordt ik getriggered om het lesmeteriaal nog een keer door te nemen.</text:span></text:p>
      <text:p text:style-name="P48"><text:span text:style-name="T49"><text:line-break/></text:span><text:soft-page-break/><text:span text:style-name="T50">Weaknesses</text:span><text:span text:style-name="T51"><text:line-break/></text:span><text:span text:style-name="T52">De vragen dragen niet optimaal/allemaal bij aan het leren van het vak ProjectManagement</text:span><text:span text:style-name="T53"><text:line-break/></text:span><text:span text:style-name="T54">De toets is niet erg uitdagend, maar je moet wat met de huidige situatie.</text:span></text:p>
      <text:p text:style-name="P55"><text:span text:style-name="T56">Opportunities</text:span><text:span text:style-name="T57"><text:line-break/></text:span><text:span text:style-name="T58">Corona maakt dat we thuis zitten, maar we hadden een online team kunnen vormen met een project management opdracht.</text:span></text:p>
      <text:p text:style-name="P59"><text:span text:style-name="T60">Threats</text:span><text:span text:style-name="T61"><text:line-break/></text:span><text:span text:style-name="T62">Het is niet helemaal duidelijk tot in welk detail de antwoorden moesten gaan. (Deze vraag is een voorbeeld. Deze SWOT had ook twee A4tjes kunnen zijn.)</text:span></text:p>
      <text:p text:style-name="P63"><text:span text:style-name="T64">16. Het is een acronym waar de letters MSCW in worden verwerkt. De methode helpt prioriteiten stellen.<text:s/></text:span><text:span text:style-name="T65">(Must have, should have, could have, won’t have) Dit i</text:span><text:span text:style-name="T66">s gebruikelijk bij scrum.</text:span></text:p>
      <text:p text:style-name="P67">17.<text:s/>Als student wil ik een<text:s/>snelle internet connectie zodat ik mijn werk effectief kan doen.</text:p>
      <text:p text:style-name="P68">Als student wil ik een snelle computer zodat ik mijn werk effectief kan doen.</text:p>
      <text:p text:style-name="P69">Als student wil ik een duidelijk overzicht van de opdrachten die gedaan moeten worden zodat ik niet werk vergeet of werk dubbel doe.</text:p>
      <text:p text:style-name="P70">18. Als docent wil ik een overzicht hebben van de opdrachten die de studenten moeten doen zodat ik niet opdrachten en deadlines vergeet.</text:p>
      <text:p text:style-name="P71">Als docent maak ik opdrachten en toetsen die leuk zijn on uit te voeren zodat de studenten met plezier en motivatie aan de slag blijven.</text:p>
      <text:p text:style-name="P72">Als docent wil ik<text:s/>goede collaboration tools hebben zodat ik samen met de studenten optimaal kan communiceren.</text:p>
      <text:p text:style-name="P73"><text:span text:style-name="T74">19. Sprint Zero was de eerste patient die besmet was met het Agile virus.</text:span><text:span text:style-name="T75"><text:s/></text:span><text:span text:style-name="T76">😊</text:span></text:p>
      <text:p text:style-name="P77">Meer serieus: Sprint Zero is de kick-off van een scrum project.</text:p>
      <text:p text:style-name="P78"><text:span text:style-name="T79">Ook hier is de threat van vraag 15 van toepassing, hoe veel moet ik hier uit legg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osendaal, S. (Steijn)</meta:initial-creator>
    <dc:creator>Roosendaal, S. (Steijn)</dc:creator>
    <meta:creation-date>2020-04-17T15:31:00Z</meta:creation-date>
    <dc:date>2020-04-17T15:31:00Z</dc:date>
    <meta:template xlink:href="Normal" xlink:type="simple"/>
    <meta:editing-cycles>2</meta:editing-cycles>
    <meta:editing-duration>PT60S</meta:editing-duration>
    <meta:document-statistic meta:page-count="3" meta:paragraph-count="13" meta:word-count="1025" meta:character-count="6858" meta:row-count="48" meta:non-whitespace-character-count="5846"/>
  </office:meta>
</office:document-meta>
</file>